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9021in" fo:margin-left="0.7854in" table:align="left"/>
    </style:style>
    <style:style style:name="Table1.A" style:family="table-column">
      <style:table-column-properties style:column-width="2.5625in"/>
    </style:style>
    <style:style style:name="Table1.B" style:family="table-column">
      <style:table-column-properties style:column-width="2.3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677b9" officeooo:paragraph-rsid="000677b9"/>
    </style:style>
    <style:style style:name="P2" style:family="paragraph" style:parent-style-name="Standard">
      <style:paragraph-properties fo:text-align="start" style:justify-single-word="false"/>
      <style:text-properties officeooo:rsid="0008174d" officeooo:paragraph-rsid="0008174d"/>
    </style:style>
    <style:style style:name="P3" style:family="paragraph" style:parent-style-name="Standard">
      <style:paragraph-properties fo:text-align="start" style:justify-single-word="false"/>
      <style:text-properties officeooo:rsid="000da6ae" officeooo:paragraph-rsid="000da6ae"/>
    </style:style>
    <style:style style:name="P4" style:family="paragraph" style:parent-style-name="Standard">
      <style:paragraph-properties fo:text-align="start" style:justify-single-word="false"/>
      <style:text-properties officeooo:rsid="002a668b" officeooo:paragraph-rsid="002a668b"/>
    </style:style>
    <style:style style:name="P5" style:family="paragraph" style:parent-style-name="Standard">
      <style:paragraph-properties fo:text-align="start" style:justify-single-word="false"/>
      <style:text-properties officeooo:rsid="003ede28" officeooo:paragraph-rsid="003ede28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0677b9" officeooo:paragraph-rsid="000677b9" style:font-size-asian="15pt" style:font-weight-asian="bold" style:font-size-complex="15pt" style:font-weight-complex="bold"/>
    </style:style>
    <style:style style:name="P7" style:family="paragraph" style:parent-style-name="Preformatted_20_Text">
      <style:text-properties fo:color="#aeb5bd"/>
    </style:style>
    <style:style style:name="P8" style:family="paragraph" style:parent-style-name="Preformatted_20_Text">
      <style:text-properties fo:color="#aeb5bd" style:font-name="DejaVu Sans Mono" fo:font-size="9pt"/>
    </style:style>
    <style:style style:name="P9" style:family="paragraph" style:parent-style-name="Preformatted_20_Text">
      <style:paragraph-properties fo:text-align="start" style:justify-single-word="false"/>
      <style:text-properties fo:color="#aeb5bd" style:font-name="DejaVu Sans Mono" fo:font-size="9pt" officeooo:rsid="000da6ae" officeooo:paragraph-rsid="000da6ae"/>
    </style:style>
    <style:style style:name="P10" style:family="paragraph" style:parent-style-name="Preformatted_20_Text">
      <style:paragraph-properties fo:text-align="start" style:justify-single-word="false"/>
      <style:text-properties fo:color="#aeb5bd" style:font-name="DejaVu Sans Mono" fo:font-size="9pt" officeooo:rsid="002a668b" officeooo:paragraph-rsid="002a668b"/>
    </style:style>
    <style:style style:name="P11" style:family="paragraph" style:parent-style-name="Preformatted_20_Text">
      <style:paragraph-properties fo:text-align="start" style:justify-single-word="false"/>
      <style:text-properties fo:color="#7a7a7a" style:font-name="DejaVu Sans Mono" fo:font-size="9pt" officeooo:rsid="002a668b" officeooo:paragraph-rsid="002a668b"/>
    </style:style>
    <style:style style:name="P12" style:family="paragraph" style:parent-style-name="Preformatted_20_Text">
      <style:paragraph-properties fo:margin-top="0in" fo:margin-bottom="0.1965in" loext:contextual-spacing="false"/>
    </style:style>
    <style:style style:name="P13" style:family="paragraph" style:parent-style-name="Preformatted_20_Text">
      <style:paragraph-properties fo:margin-top="0in" fo:margin-bottom="0.1965in" loext:contextual-spacing="false"/>
      <style:text-properties fo:color="#aeb5bd"/>
    </style:style>
    <style:style style:name="P14" style:family="paragraph" style:parent-style-name="Preformatted_20_Text">
      <style:paragraph-properties fo:margin-top="0in" fo:margin-bottom="0.1965in" loext:contextual-spacing="false"/>
      <style:text-properties fo:color="#aeb5bd" style:font-name="DejaVu Sans Mono" fo:font-size="9pt"/>
    </style:style>
    <style:style style:name="P15" style:family="paragraph" style:parent-style-name="Table_20_Contents">
      <style:text-properties style:font-name="Liberation Mono" fo:font-size="10pt" officeooo:rsid="0012677b" officeooo:paragraph-rsid="0012677b" style:font-name-asian="Nimbus Mono L" style:font-size-asian="10pt" style:font-name-complex="Liberation Mono" style:font-size-complex="10pt"/>
    </style:style>
    <style:style style:name="P16" style:family="paragraph" style:parent-style-name="Table_20_Contents">
      <style:paragraph-properties fo:text-align="start" style:justify-single-word="false"/>
      <style:text-properties officeooo:rsid="001d157d" officeooo:paragraph-rsid="001d157d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0da6ae" officeooo:paragraph-rsid="000da6ae"/>
    </style:style>
    <style:style style:name="P18" style:family="paragraph" style:parent-style-name="Standard">
      <style:paragraph-properties fo:text-align="start" style:justify-single-word="false"/>
      <style:text-properties officeooo:rsid="000da6ae" officeooo:paragraph-rsid="00498b96"/>
    </style:style>
    <style:style style:name="P19" style:family="paragraph" style:parent-style-name="Standard">
      <style:paragraph-properties fo:text-align="start" style:justify-single-word="false"/>
      <style:text-properties officeooo:rsid="000da6ae" officeooo:paragraph-rsid="0049f4bc"/>
    </style:style>
    <style:style style:name="P20" style:family="paragraph" style:parent-style-name="Standard">
      <style:paragraph-properties fo:text-align="start" style:justify-single-word="false"/>
      <style:text-properties officeooo:rsid="000da6ae" officeooo:paragraph-rsid="004b1048"/>
    </style:style>
    <style:style style:name="P21" style:family="paragraph" style:parent-style-name="Standard">
      <style:paragraph-properties fo:text-align="start" style:justify-single-word="false"/>
      <style:text-properties officeooo:paragraph-rsid="0049f4bc"/>
    </style:style>
    <style:style style:name="P22" style:family="paragraph" style:parent-style-name="Standard">
      <style:paragraph-properties fo:text-align="start" style:justify-single-word="false"/>
      <style:text-properties officeooo:rsid="004b96a2" officeooo:paragraph-rsid="004b96a2"/>
    </style:style>
    <style:style style:name="P23" style:family="paragraph" style:parent-style-name="Preformatted_20_Text" style:list-style-name="L1">
      <style:paragraph-properties fo:text-align="start" style:justify-single-word="false"/>
      <style:text-properties officeooo:rsid="000da6ae" officeooo:paragraph-rsid="000da6ae"/>
    </style:style>
    <style:style style:name="P24" style:family="paragraph" style:parent-style-name="Preformatted_20_Text">
      <style:paragraph-properties fo:text-align="start" style:justify-single-word="false"/>
      <style:text-properties fo:color="#597cc2" style:font-name="DejaVu Sans Mono" fo:font-size="9pt" officeooo:rsid="002a668b" officeooo:paragraph-rsid="002a668b"/>
    </style:style>
    <style:style style:name="T1" style:family="text">
      <style:text-properties officeooo:rsid="0008fe54"/>
    </style:style>
    <style:style style:name="T2" style:family="text">
      <style:text-properties officeooo:rsid="000d1568"/>
    </style:style>
    <style:style style:name="T3" style:family="text">
      <style:text-properties officeooo:rsid="000e8089"/>
    </style:style>
    <style:style style:name="T4" style:family="text">
      <style:text-properties officeooo:rsid="0018c92f"/>
    </style:style>
    <style:style style:name="T5" style:family="text">
      <style:text-properties officeooo:rsid="001c3ac0"/>
    </style:style>
    <style:style style:name="T6" style:family="text">
      <style:text-properties officeooo:rsid="001d7c02"/>
    </style:style>
    <style:style style:name="T7" style:family="text">
      <style:text-properties officeooo:rsid="0021d663"/>
    </style:style>
    <style:style style:name="T8" style:family="text">
      <style:text-properties officeooo:rsid="002673b7"/>
    </style:style>
    <style:style style:name="T9" style:family="text">
      <style:text-properties style:font-name="DejaVu Sans Mono" fo:font-size="9pt"/>
    </style:style>
    <style:style style:name="T10" style:family="text">
      <style:text-properties fo:color="#828eba" style:font-name="DejaVu Sans Mono" fo:font-size="9pt" fo:font-weight="bold"/>
    </style:style>
    <style:style style:name="T11" style:family="text">
      <style:text-properties fo:color="#5c7ab8"/>
    </style:style>
    <style:style style:name="T12" style:family="text">
      <style:text-properties fo:color="#5c7ab8" style:font-name="DejaVu Sans Mono" fo:font-size="9pt"/>
    </style:style>
    <style:style style:name="T13" style:family="text">
      <style:text-properties fo:color="#807d6e" style:font-name="DejaVu Sans Mono" fo:font-size="9pt" fo:font-weight="bold"/>
    </style:style>
    <style:style style:name="T14" style:family="text">
      <style:text-properties fo:color="#807d6e" fo:font-weight="bold"/>
    </style:style>
    <style:style style:name="T15" style:family="text">
      <style:text-properties officeooo:rsid="002aea13"/>
    </style:style>
    <style:style style:name="T16" style:family="text">
      <style:text-properties fo:color="#597cc2"/>
    </style:style>
    <style:style style:name="T17" style:family="text">
      <style:text-properties fo:color="#597cc2" style:font-name="DejaVu Sans Mono" fo:font-size="9pt"/>
    </style:style>
    <style:style style:name="T18" style:family="text">
      <style:text-properties fo:color="#d9af6c"/>
    </style:style>
    <style:style style:name="T19" style:family="text">
      <style:text-properties fo:color="#7a7a7a"/>
    </style:style>
    <style:style style:name="T20" style:family="text">
      <style:text-properties fo:color="#7a7a7a" style:font-name="DejaVu Sans Mono" fo:font-size="9pt"/>
    </style:style>
    <style:style style:name="T21" style:family="text">
      <style:text-properties fo:color="#267dff" style:font-name="DejaVu Sans Mono" fo:font-size="9pt"/>
    </style:style>
    <style:style style:name="T22" style:family="text">
      <style:text-properties officeooo:rsid="002d9cec"/>
    </style:style>
    <style:style style:name="T23" style:family="text">
      <style:text-properties fo:color="#94558d"/>
    </style:style>
    <style:style style:name="T24" style:family="text">
      <style:text-properties fo:color="#94558d" style:font-name="DejaVu Sans Mono" fo:font-size="9pt"/>
    </style:style>
    <style:style style:name="T25" style:family="text">
      <style:text-properties fo:color="#8888c6"/>
    </style:style>
    <style:style style:name="T26" style:family="text">
      <style:text-properties fo:color="#8888c6" style:font-name="DejaVu Sans Mono" fo:font-size="9pt"/>
    </style:style>
    <style:style style:name="T27" style:family="text">
      <style:text-properties officeooo:rsid="003236f1"/>
    </style:style>
    <style:style style:name="T28" style:family="text">
      <style:text-properties officeooo:rsid="00498b96"/>
    </style:style>
    <style:style style:name="T29" style:family="text">
      <style:text-properties officeooo:rsid="000da6ae"/>
    </style:style>
    <style:style style:name="T30" style:family="text">
      <style:text-properties officeooo:rsid="0049f4bc"/>
    </style:style>
    <style:style style:name="T31" style:family="text">
      <style:text-properties officeooo:rsid="004b10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嵌入式设备群体机器学习</text:p>
      <text:p text:style-name="P1"/>
      <text:p text:style-name="P2">1、系统环境配置</text:p>
      <text:p text:style-name="P2"><text:tab/>第一阶段，我们主要完成了两台设备的组网测试，目前基本完成。当前组网的成分包含一台高性能的服务器和1台Raspberry Pi 3B，后期将扩展Raspberry Pi的数量，并完成相关的群体机器学习研究工作。</text:p>
      <text:p text:style-name="P2"><text:tab/>在系统环境配置阶段，出现的问题较多，这里需要对此进行详细的记录。如下对于一台设备的配置具有通用性。</text:p>
      <text:p text:style-name="P2"><text:tab/>（<text:span text:style-name="T1">1</text:span>）首先，更新Raspberry的apt源，这样有利于加快安装速度，我们采用的是清华的源，操作细节可以网络搜索，比较容易。</text:p>
      <text:p text:style-name="P2"><text:tab/>（<text:span text:style-name="T2">2</text:span>）安装所需软件及库</text:p>
      <text:list xml:id="list6160064981937130732" text:style-name="L1">
        <text:list-item>
          <text:p text:style-name="P17">apt-get install -y zookeeperd libzmq3-dev</text:p>
        </text:list-item>
        <text:list-item>
          <text:p text:style-name="P17">在终端内，安装虚拟环境，这里需要强调的是我们使用的python是<text:span text:style-name="T3">3.5版本。</text:span></text:p>
          <text:p text:style-name="P23"><text:s/>sudo pip3 install virtualenv</text:p>
        </text:list-item>
      </text:list>
      <text:p text:style-name="Preformatted_20_Text"><text:tab/><text:tab/><text:tab/>virtualenv3 env</text:p>
      <text:p text:style-name="Preformatted_20_Text"><text:tab/><text:tab/><text:tab/>source env/bin/activate</text:p>
      <text:p text:style-name="P12"><text:tab/><text:tab/><text:tab/>pip install -r requirements.txt</text:p>
      <text:p text:style-name="P12"><text:tab/><text:tab/><text:tab/>在安装requirements中内容的时候，会出现部分错误，在raspbeery中不需要<text:tab/><text:tab/><text:tab/><text:tab/>matplotlib 可以清理这个项目。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问题描述</text:p>
          </table:table-cell>
          <table:table-cell table:style-name="Table1.B1" office:value-type="string">
            <text:p text:style-name="P15">解决方案</text:p>
          </table:table-cell>
        </table:table-row>
        <table:table-row>
          <table:table-cell table:style-name="Table1.A2" office:value-type="string">
            <text:p text:style-name="P15">no lapack/blas resources found</text:p>
          </table:table-cell>
          <table:table-cell table:style-name="Table1.B2" office:value-type="string">
            <text:p text:style-name="P15">apt-get install liblapack-dev</text:p>
          </table:table-cell>
        </table:table-row>
        <table:table-row>
          <table:table-cell table:style-name="Table1.A2" office:value-type="string">
            <text:p text:style-name="P15">Numpy multi array</text:p>
          </table:table-cell>
          <table:table-cell table:style-name="Table1.B2" office:value-type="string">
            <text:p text:style-name="P15">清除多余的numpy版本，并升级</text:p>
          </table:table-cell>
        </table:table-row>
      </table:table>
      <text:p text:style-name="P12"/>
      <text:p text:style-name="P3"><text:tab/>（<text:span text:style-name="T4">3</text:span>）上述问题基本安装无误的情况下，我们可以先进行两台设备的组网测试。</text:p>
      <text:p text:style-name="P3"><text:tab/><text:tab/>在每台设备上都需要进行操作，首先将这些设备利用wifi设备进行组网，具有共同的网段，例如<text:span text:style-name="T5">192.168.199.x。配置zoo.cfg ，修改其中的</text:span></text:p>
      <text:p text:style-name="P3"><text:s text:c="10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6">tickTime=5000</text:p>
            <text:p text:style-name="P16">dataDir=/var/lib/zookeeper/ <text:s text:c="4"/><text:span text:style-name="T7">#注意在该路径下建立一个 myid的文档，其内容为server 编号，例如当前是服务器，则其内容为1</text:span></text:p>
            <text:p text:style-name="P16">clientPort=2181</text:p>
            <text:p text:style-name="P16">initLimit=10</text:p>
            <text:p text:style-name="P16">syncLimit=2</text:p>
            <text:p text:style-name="P16"/>
            <text:p text:style-name="P16">server.1=192.168.199.154:2888:3888 <text:s text:c="5"/># 注意server. 后面的编号，它表示哪台服务器<text:span text:style-name="T6">， 而且要在</text:span></text:p>
            <text:p text:style-name="P16">server.10=192.168.199.114:2888:3888</text:p>
            <text:p text:style-name="P16"/>
            <text:p text:style-name="P16">#server.11=192.168.1.130:2888:3888</text:p>
            <text:p text:style-name="P16">#server.12=192.168.1.100:2888:3888</text:p>
            <text:p text:style-name="P16">#server.13=192.168.1.115:2888:3888</text:p>
            <text:p text:style-name="P16">#server.14=192.168.1.121:2888:3888</text:p>
            <text:p text:style-name="P16">#server.15=192.168.1.101:2888:3888</text:p>
            <text:p text:style-name="P16">#server.16=192.168.1.148:2888:3888</text:p>
            <text:p text:style-name="P16">#server.2=192.168.1.109:2888:3888</text:p>
            <text:p text:style-name="P16">#server.3=192.168.1.124:2888:3888</text:p>
            <text:p text:style-name="P16">#server.4=192.168.1.111:2888:3888</text:p>
            <text:p text:style-name="P16"><text:soft-page-break/>#server.5=192.168.1.116:2888:3888</text:p>
            <text:p text:style-name="P16">#server.6=192.168.1.132:2888:3888</text:p>
            <text:p text:style-name="P16">#server.7=192.168.1.110:2888:3888</text:p>
            <text:p text:style-name="P16">#server.8=192.168.1.120:2888:3888</text:p>
            <text:p text:style-name="P16">#server.9=192.168.1.144:2888:3888</text:p>
          </table:table-cell>
        </table:table-row>
      </table:table>
      <text:p text:style-name="P3"/>
      <text:p text:style-name="P3"/>
      <text:p text:style-name="P19"><text:tab/>在启动zookeeper ser<text:span text:style-name="T28">ver的过程中，会出现一定的错误，例如：</text:span></text:p>
      <text:p text:style-name="P21"><text:span text:style-name="T29"><text:tab/></text:span>zookeeperError contacting service. It is probably not running</text:p>
      <text:p text:style-name="P20"><text:tab/>这个错误的问题在于，在zookeeper server启动过程中，在每台设备上需要一个zoo.<text:span text:style-name="T30">cfg的文件，文件中server后面的编号，要在对应的目录中建立。同时，建议删除 目录里面的内容。</text:span></text:p>
      <text:p text:style-name="P20"><text:s text:c="7"/>如果上述方法没有解决问题，可能是之前出现了端口占用，例如<text:span text:style-name="T31">2181,2888,3888 等端口，可以关闭占用的进程。</text:span></text:p>
      <text:p text:style-name="P22">root@zw:/usr/share/zookeeper/bin# lsof -i:2888</text:p>
      <text:p text:style-name="P22">root@zw:/usr/share/zookeeper/bin# lsof -i:3888</text:p>
      <text:p text:style-name="P22">root@zw:/usr/share/zookeeper/bin# lsof -i:2181</text:p>
      <text:p text:style-name="P22">COMMAND <text:s/>PID <text:s text:c="5"/>USER <text:s text:c="2"/>FD <text:s text:c="2"/>TYPE DEVICE SIZE/OFF NODE NAME</text:p>
      <text:p text:style-name="P22">java <text:s text:c="3"/>1001 zookeeper <text:s text:c="2"/>42u <text:s/>IPv6 <text:s/>22537 <text:s text:c="5"/>0t0 <text:s/>TCP *:2181 (LISTEN)</text:p>
      <text:p text:style-name="P22">root@zw:/usr/share/zookeeper/bin# kill -9 1001</text:p>
      <text:p text:style-name="P20"><text:tab/></text:p>
      <text:p text:style-name="P18"><text:span text:style-name="T8"><text:tab/>（4）为了保证网络畅通，需要根据需求修改topo.json 文件， 如下第一行表示1 和2,3通，如此类推。</text:span></text:p>
      <text:p text:style-name="P3"/>
      <text:p text:style-name="P9">{</text:p>
      <text:p text:style-name="P7"><text:s text:c="4"/><text:span text:style-name="T10">"1"</text:span><text:span text:style-name="T12">: </text:span><text:span text:style-name="T9">[</text:span><text:span text:style-name="T13">"2"</text:span><text:span text:style-name="T12">,</text:span><text:span text:style-name="T13">"3"</text:span><text:span text:style-name="T9">]</text:span><text:span text:style-name="T12">,</text:span></text:p>
      <text:p text:style-name="P7"><text:span text:style-name="T11"><text:s text:c="4"/></text:span><text:span text:style-name="T10">"2"</text:span><text:span text:style-name="T12">: </text:span><text:span text:style-name="T9">[</text:span><text:span text:style-name="T13">"1"</text:span><text:span text:style-name="T12">,</text:span><text:span text:style-name="T13">"3"</text:span><text:span text:style-name="T9">]</text:span><text:span text:style-name="T12">,</text:span></text:p>
      <text:p text:style-name="P7"><text:span text:style-name="T11"><text:s text:c="4"/></text:span><text:span text:style-name="T10">"3"</text:span><text:span text:style-name="T12">: </text:span><text:span text:style-name="T9">[</text:span><text:span text:style-name="T13">"2"</text:span><text:span text:style-name="T12">,</text:span><text:span text:style-name="T13">"1"</text:span><text:span text:style-name="T9">]</text:span></text:p>
      <text:p text:style-name="P14">}</text:p>
      <text:p text:style-name="P4"><text:tab/>（5）首先<text:span text:style-name="T15">，对于每台设备要获取自己的ip地址。正常运行的应该是oh god why 那一句。</text:span></text:p>
      <text:p text:style-name="P24"/>
      <text:p text:style-name="P10"><text:span text:style-name="T16">def </text:span><text:span text:style-name="T18">getOwnAddr</text:span>():</text:p>
      <text:p text:style-name="P7"><text:s text:c="4"/><text:span text:style-name="T17">if </text:span><text:span text:style-name="T13">'ON_DEVICE' </text:span><text:span text:style-name="T17">not in </text:span><text:span text:style-name="T9">os.environ:</text:span></text:p>
      <text:p text:style-name="P7"><text:s text:c="8"/><text:span text:style-name="T20"># oh god why</text:span></text:p>
      <text:p text:style-name="P7"><text:span text:style-name="T19"><text:s text:c="8"/></text:span><text:span text:style-name="T17">import </text:span><text:span text:style-name="T9">socket</text:span></text:p>
      <text:p text:style-name="P7"><text:s text:c="8"/><text:span text:style-name="T17">return </text:span><text:span text:style-name="T13">'tcp://%s' </text:span><text:span text:style-name="T9">% [(s.connect((</text:span><text:span text:style-name="T13">'8.8.8.8'</text:span><text:span text:style-name="T12">, </text:span><text:span text:style-name="T21">53</text:span><text:span text:style-name="T9">))</text:span><text:span text:style-name="T12">, </text:span><text:span text:style-name="T9">s.getsockname()[</text:span><text:span text:style-name="T21">0</text:span><text:span text:style-name="T9">]</text:span><text:span text:style-name="T12">, </text:span><text:span text:style-name="T9">s.close()) </text:span><text:span text:style-name="T17">for</text:span></text:p>
      <text:p text:style-name="P7"><text:span text:style-name="T16"><text:s text:c="29"/></text:span><text:span text:style-name="T9">s </text:span><text:span text:style-name="T17">in </text:span><text:span text:style-name="T9">[socket.socket(socket.AF_INET</text:span><text:span text:style-name="T12">, </text:span><text:span text:style-name="T9">socket.SOCK_DGRAM)]][</text:span><text:span text:style-name="T21">0</text:span><text:span text:style-name="T9">][</text:span><text:span text:style-name="T21">1</text:span><text:span text:style-name="T9">]</text:span></text:p>
      <text:p text:style-name="P7"><text:s text:c="4"/><text:span text:style-name="T17">else</text:span><text:span text:style-name="T9">:</text:span></text:p>
      <text:p text:style-name="P13"><text:s text:c="8"/><text:span text:style-name="T17">return </text:span><text:span text:style-name="T13">'tcp://localhost'</text:span></text:p>
      <text:p text:style-name="P4"><text:tab/><text:tab/>在每台设备通畅的情况下<text:span text:style-name="T22">，要保证zooclient 已经create ，并连接到zookeeper server。</text:span></text:p>
      <text:p text:style-name="P11"># you should delete the path of <text:s/>addr/1 each running time, use the command of ./zkCli.sh</text:p>
      <text:p text:style-name="P8"><text:span text:style-name="T16">if not </text:span><text:span text:style-name="T23">self</text:span>.zk.exists(<text:span text:style-name="T14">"/addr/%s" </text:span>% <text:span text:style-name="T23">self</text:span>.getOwnName()):</text:p>
      <text:p text:style-name="P13"><text:s text:c="4"/><text:span text:style-name="T24">self</text:span><text:span text:style-name="T9">.zk.create(</text:span><text:span text:style-name="T13">"/addr/%s" </text:span><text:span text:style-name="T9">% </text:span><text:span text:style-name="T24">self</text:span><text:span text:style-name="T9">.getOwnName()</text:span><text:span text:style-name="T12">, </text:span><text:span text:style-name="T26">bytes</text:span><text:span text:style-name="T9">(</text:span><text:span text:style-name="T24">self</text:span><text:span text:style-name="T9">.getOwnAddr()</text:span><text:span text:style-name="T12">, </text:span><text:span text:style-name="T13">"UTF-8"</text:span><text:span text:style-name="T9">))</text:span></text:p>
      <text:p text:style-name="P4"><text:tab/>设备间的通信需要建立socket 套接字<text:span text:style-name="T27">，它的建立需要先有bind ，然后设备才能去connect。</text:span></text:p>
      <text:p text:style-name="P10">socket = <text:span text:style-name="T23">self</text:span>.context.socket(zmq.PAIR)</text:p>
      <text:p text:style-name="P8"><text:span text:style-name="T16">if </text:span><text:span text:style-name="T25">int</text:span>(name) &lt; <text:span text:style-name="T25">int</text:span>(<text:span text:style-name="T23">self</text:span>.getOwnName()):</text:p>
      <text:p text:style-name="P7"><text:s text:c="4"/><text:span text:style-name="T9">socket.connect(</text:span><text:span text:style-name="T24">self</text:span><text:span text:style-name="T9">.getAddr(name))</text:span></text:p>
      <text:p text:style-name="P8"><text:span text:style-name="T16">else</text:span>:</text:p>
      <text:p text:style-name="P13"><text:s text:c="4"/><text:span text:style-name="T9">socket.bind(</text:span><text:span text:style-name="T13">'tcp://*:%d' </text:span><text:span text:style-name="T9">% </text:span><text:span text:style-name="T24">self</text:span><text:span text:style-name="T9">._findPortFor(name))</text:span></text:p>
      <text:p text:style-name="P5"><text:soft-page-break/><text:tab/>（6）如果在操作过程中出现了 关于设备占用，或者nodeerror类的错误，可以通过zkCli.sh 删除已经建立的zooclient 节点。</text:p>
      <text:p text:style-name="P5"><text:tab/>/usr/share/zookeeper/bin/zkCli.sh</text:p>
      <text:p text:style-name="P5"><text:tab/>rmr /addr/1 <text:s text:c="2"/>#如果是删除第一个服务器的客户节点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1:23:36.598649684</meta:creation-date>
    <dc:date>2018-09-27T17:15:19.598136205</dc:date>
    <meta:editing-duration>PT52M33S</meta:editing-duration>
    <meta:editing-cycles>34</meta:editing-cycles>
    <meta:generator>LibreOffice/5.1.6.2$Linux_X86_64 LibreOffice_project/10m0$Build-2</meta:generator>
    <meta:document-statistic meta:table-count="2" meta:image-count="0" meta:object-count="0" meta:page-count="3" meta:paragraph-count="82" meta:word-count="954" meta:character-count="3143" meta:non-whitespace-character-count="2825"/>
  </office:meta>
</office:document-meta>
</file>